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39pt"/>
    </style:style>
    <style:style style:name="co2" style:family="table-column">
      <style:table-column-properties fo:break-before="auto" style:column-width="263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uthor name</text:p>
          </table:table-cell>
          <table:table-cell office:value-type="string" calcext:value-type="string">
            <text:p>Author nationality</text:p>
          </table:table-cell>
          <table:table-cell office:value-type="string" calcext:value-type="string">
            <text:p>Author gender</text:p>
          </table:table-cell>
          <table:table-cell office:value-type="string" calcext:value-type="string">
            <text:p>Book title</text:p>
          </table:table-cell>
          <table:table-cell office:value-type="string" calcext:value-type="string">
            <text:p>Year of publication</text:p>
          </table:table-cell>
          <table:table-cell table:style-name="Default" office:value-type="string" calcext:value-type="string">
            <text:p>Copyright</text:p>
          </table:table-cell>
        </table:table-row>
        <table:table-row table:style-name="ro2">
          <table:table-cell office:value-type="string" calcext:value-type="string">
            <text:p>10)NAPLES, March 7th.txt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11)CAVA DEI TIRRENI, Marc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11)Sant_Agata, Sorrento.txt.xml</text:p>
          </table:table-cell>
          <table:table-cell office:value-type="string" calcext:value-type="string">
            <text:p><text:a xlink:href="https://www.gutenberg.org/files/7380/7380-h/7380-h.htm" xlink:type="simple">https://www.gutenberg.org/files/7380/7380-h/7380-h.htm</text:a></text:p>
          </table:table-cell>
          <table:table-cell office:value-type="string" calcext:value-type="string">
            <text:p>Norman Doug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ne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12)CAVA DEI TIRRENI, Marc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13)SORRENTO, March 11th.t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14)CAPRI, March 13th.txt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15)HOTEL B., NAPLES, Marc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1)GENOA, February 19th..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1)Saunterings-VESUVIUS_1.txt.xml</text:p>
          </table:table-cell>
          <table:table-cell office:value-type="string" calcext:value-type="string">
            <text:p><text:a xlink:href="http://www.gutenberg.org/files/3128/3128-h/3128-h.htm" xlink:type="simple">http://www.gutenberg.org/files/3128/3128-h/3128-h.htm</text:a></text:p>
          </table:table-cell>
          <table:table-cell office:value-type="string" calcext:value-type="string">
            <text:p>Charles Dudley Warn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unterings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1)Three_Months_Abroad.txt.xml</text:p>
          </table:table-cell>
          <table:table-cell office:value-type="string" calcext:value-type="string">
            <text:p><text:a xlink:href="https://www.gutenberg.org/files/41246/41246-h/41246-h.htm" xlink:type="simple">https://www.gutenberg.org/files/41246/41246-h/41246-h.htm</text:a></text:p>
          </table:table-cell>
          <table:table-cell office:value-type="string" calcext:value-type="string">
            <text:p>Anna Vivant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ree Months Abroad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2)GENOA, February 20th.t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2)Three_Months_Abroad.txt.xml</text:p>
          </table:table-cell>
          <table:table-cell office:value-type="string" calcext:value-type="string">
            <text:p><text:a xlink:href="https://www.gutenberg.org/files/41246/41246-h/41246-h.htm" xlink:type="simple">https://www.gutenberg.org/files/41246/41246-h/41246-h.htm</text:a></text:p>
          </table:table-cell>
          <table:table-cell office:value-type="string" calcext:value-type="string">
            <text:p>Anna Vivant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ree Months Abroad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39)ASSISI, Saturday Eveni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3)GENOA, February 21st.t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4)RIVIERA, February 22d.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5)RIVIERA, February 25th...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6)RIVIERA, February 26th.txt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6)Viareggio_February.txt.xml</text:p>
          </table:table-cell>
          <table:table-cell office:value-type="string" calcext:value-type="string">
            <text:p><text:a xlink:href="https://www.gutenberg.org/files/7380/7380-h/7380-h.htm" xlink:type="simple">https://www.gutenberg.org/files/7380/7380-h/7380-h.htm</text:a></text:p>
          </table:table-cell>
          <table:table-cell office:value-type="string" calcext:value-type="string">
            <text:p>Norman Doug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ne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7)NAPLES, March 2d.txt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7)Night_at_Pompeii_SKETCHES_AND_STUDIES.txt.xml</text:p>
          </table:table-cell>
          <table:table-cell office:value-type="string" calcext:value-type="string">
            <text:p><text:a xlink:href="https://www.gutenberg.org/files/18893/18893-h/18893-h.htm" xlink:type="simple">https://www.gutenberg.org/files/18893/18893-h/18893-h.htm</text:a></text:p>
          </table:table-cell>
          <table:table-cell office:value-type="string" calcext:value-type="string">
            <text:p>John Symond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etches and Studies in Italy and Greece, Complete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8)NAPLES, March 4th.txt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9)NAPLES, March 6th.txt.xml</text:p>
          </table:table-cell>
          <table:table-cell office:value-type="string" calcext:value-type="string">
            <text:p><text:a xlink:href="https://www.gutenberg.org/files/44418/44418-h/44418-h.htm" xlink:type="simple">https://www.gutenberg.org/files/44418/44418-h/44418-h.htm</text:a></text:p>
          </table:table-cell>
          <table:table-cell office:value-type="string" calcext:value-type="string">
            <text:p>Anne Hollingsworth Whar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alian Days and Ways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CHAPTER_I_Naples_By_Ionan_Sea.txt.xml</text:p>
          </table:table-cell>
          <table:table-cell office:value-type="string" calcext:value-type="string">
            <text:p><text:a xlink:href="http://www.gutenberg.org/files/4354/4354.txt" xlink:type="simple">http://www.gutenberg.org/files/4354/4354.txt</text:a>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y the Ionian Sea: Notes of a Ramble in Southern Italy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Chapter_XIX_The_Youthful_Wanderer.txt.xml</text:p>
          </table:table-cell>
          <table:table-cell office:value-type="string" calcext:value-type="string">
            <text:p><text:a xlink:href="https://www.gutenberg.org/files/10638/10638-h/10638-h.htm" xlink:type="simple">https://www.gutenberg.org/files/10638/10638-h/10638-h.htm</text:a></text:p>
          </table:table-cell>
          <table:table-cell office:value-type="string" calcext:value-type="string">
            <text:p>George H. Heffn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e Youthful Wanderer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office:value-type="string" calcext:value-type="string">
            <text:p>VESUVIUS_From_sketch-book_and_diary.txt.xml</text:p>
          </table:table-cell>
          <table:table-cell office:value-type="string" calcext:value-type="string">
            <text:p><text:a xlink:href="https://www.gutenberg.org/files/23959/23959-h/23959-h.htm" xlink:type="simple">https://www.gutenberg.org/files/23959/23959-h/23959-h.htm</text:a></text:p>
          </table:table-cell>
          <table:table-cell office:value-type="string" calcext:value-type="string">
            <text:p>W. Cope Devereux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ir Italy, the Riviera and Monte Carlo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NOT_IN_COPYR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11:10:38.174947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7:03:33.943272808</meta:creation-date>
    <dc:date>2019-09-20T11:11:32.798428352</dc:date>
    <meta:editing-duration>PT1M25S</meta:editing-duration>
    <meta:editing-cycles>2</meta:editing-cycles>
    <meta:generator>LibreOffice/6.0.7.3$Linux_X86_64 LibreOffice_project/00m0$Build-3</meta:generator>
    <meta:document-statistic meta:table-count="1" meta:cell-count="208" meta:object-count="0"/>
  </office:meta>
</office:document-meta>
</file>